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5" table:default-cell-style-name="ce1"/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B(S(1,1))</text:p>
          </table:table-cell>
          <table:table-cell office:value-type="string" calcext:value-type="string">
            <text:p>dB(S(1,2))</text:p>
          </table:table-cell>
          <table:table-cell office:value-type="string" calcext:value-type="string">
            <text:p>dB(S(2,1))</text:p>
          </table:table-cell>
          <table:table-cell office:value-type="string" calcext:value-type="string">
            <text:p>dB(S(2,2))</text:p>
          </table:table-cell>
        </table:table-row>
        <table:table-row table:style-name="ro1">
          <table:table-cell/>
          <table:table-cell office:value-type="string" calcext:value-type="string">
            <text:p>Simulación 1</text:p>
          </table:table-cell>
          <table:table-cell office:value-type="float" office:value="-46.988" calcext:value-type="float">
            <text:p>-46.988</text:p>
          </table:table-cell>
          <table:table-cell office:value-type="float" office:value="-23.702" calcext:value-type="float">
            <text:p>-23.702</text:p>
          </table:table-cell>
          <table:table-cell office:value-type="float" office:value="17.71" calcext:value-type="float">
            <text:p>17.71</text:p>
          </table:table-cell>
          <table:table-cell office:value-type="float" office:value="-27.089" calcext:value-type="float">
            <text:p>-27.089</text:p>
          </table:table-cell>
        </table:table-row>
        <table:table-row table:style-name="ro1">
          <table:table-cell/>
          <table:table-cell office:value-type="string" calcext:value-type="string">
            <text:p>Simulación 2</text:p>
          </table:table-cell>
          <table:table-cell office:value-type="float" office:value="-43.591" calcext:value-type="float">
            <text:p>-43.591</text:p>
          </table:table-cell>
          <table:table-cell office:value-type="float" office:value="-23.702" calcext:value-type="float">
            <text:p>-23.702</text:p>
          </table:table-cell>
          <table:table-cell office:value-type="float" office:value="17.71" calcext:value-type="float">
            <text:p>17.71</text:p>
          </table:table-cell>
          <table:table-cell office:value-type="float" office:value="-27.175" calcext:value-type="float">
            <text:p>-27.175</text:p>
          </table:table-cell>
        </table:table-row>
        <table:table-row table:style-name="ro1">
          <table:table-cell/>
          <table:table-cell office:value-type="string" calcext:value-type="string">
            <text:p>Variación</text:p>
          </table:table-cell>
          <table:table-cell table:formula="of:=ABS([.C4]-[.C5])" office:value-type="float" office:value="3.397" calcext:value-type="float">
            <text:p>3.397</text:p>
          </table:table-cell>
          <table:table-cell table:formula="of:=ABS([.D4]-[.D5])" office:value-type="float" office:value="0" calcext:value-type="float">
            <text:p>0</text:p>
          </table:table-cell>
          <table:table-cell table:formula="of:=ABS([.E4]-[.E5])" office:value-type="float" office:value="0" calcext:value-type="float">
            <text:p>0</text:p>
          </table:table-cell>
          <table:table-cell table:formula="of:=ABS([.F4]-[.F5])" office:value-type="float" office:value="0.0860000000000021" calcext:value-type="float">
            <text:p>0.0860000000000021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B(S(1,1))</text:p>
          </table:table-cell>
          <table:table-cell office:value-type="string" calcext:value-type="string">
            <text:p>dB(S(1,2))</text:p>
          </table:table-cell>
          <table:table-cell office:value-type="string" calcext:value-type="string">
            <text:p>dB(S(2,1))</text:p>
          </table:table-cell>
          <table:table-cell office:value-type="string" calcext:value-type="string">
            <text:p>dB(S(2,2))</text:p>
          </table:table-cell>
        </table:table-row>
        <table:table-row table:style-name="ro1">
          <table:table-cell/>
          <table:table-cell office:value-type="string" calcext:value-type="string">
            <text:p>Simulación 2</text:p>
          </table:table-cell>
          <table:table-cell office:value-type="float" office:value="-43.591" calcext:value-type="float">
            <text:p>-43.591</text:p>
          </table:table-cell>
          <table:table-cell office:value-type="float" office:value="-23.702" calcext:value-type="float">
            <text:p>-23.702</text:p>
          </table:table-cell>
          <table:table-cell office:value-type="float" office:value="17.71" calcext:value-type="float">
            <text:p>17.71</text:p>
          </table:table-cell>
          <table:table-cell office:value-type="float" office:value="-27.175" calcext:value-type="float">
            <text:p>-27.175</text:p>
          </table:table-cell>
        </table:table-row>
        <table:table-row table:style-name="ro1">
          <table:table-cell/>
          <table:table-cell office:value-type="string" calcext:value-type="string">
            <text:p>Simulación 3</text:p>
          </table:table-cell>
          <table:table-cell office:value-type="float" office:value="-19.287" calcext:value-type="float">
            <text:p>-19.287</text:p>
          </table:table-cell>
          <table:table-cell office:value-type="float" office:value="-23.769" calcext:value-type="float">
            <text:p>-23.769</text:p>
          </table:table-cell>
          <table:table-cell office:value-type="float" office:value="17.644" calcext:value-type="float">
            <text:p>17.644</text:p>
          </table:table-cell>
          <table:table-cell office:value-type="float" office:value="-18.644" calcext:value-type="float">
            <text:p>-18.644</text:p>
          </table:table-cell>
        </table:table-row>
        <table:table-row table:style-name="ro1">
          <table:table-cell/>
          <table:table-cell office:value-type="string" calcext:value-type="string">
            <text:p>Variación</text:p>
          </table:table-cell>
          <table:table-cell table:formula="of:=ABS([.C9]-[.C10])" office:value-type="float" office:value="24.304" calcext:value-type="float">
            <text:p>24.304</text:p>
          </table:table-cell>
          <table:table-cell table:formula="of:=ABS([.D9]-[.D10])" office:value-type="float" office:value="0.0669999999999966" calcext:value-type="float">
            <text:p>0.0669999999999966</text:p>
          </table:table-cell>
          <table:table-cell table:formula="of:=ABS([.E9]-[.E10])" office:value-type="float" office:value="0.0660000000000025" calcext:value-type="float">
            <text:p>0.0660000000000025</text:p>
          </table:table-cell>
          <table:table-cell table:formula="of:=ABS([.F9]-[.F10])" office:value-type="float" office:value="8.531" calcext:value-type="float">
            <text:p>8.5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8:33:20.216549736</meta:creation-date>
    <dc:date>2024-06-20T19:27:04.283414291</dc:date>
    <meta:editing-duration>PT53M41S</meta:editing-duration>
    <meta:editing-cycles>9</meta:editing-cycles>
    <meta:generator>LibreOffice/7.3.7.2$Linux_X86_64 LibreOffice_project/30$Build-2</meta:generator>
    <meta:document-statistic meta:table-count="1" meta:cell-count="38" meta:object-count="0"/>
  </office:meta>
</office:document-meta>
</file>